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9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=1" style:apply-style-name="Good" style:base-cell-address="sendloc1_trans1_laketrial_aug13_2018_main_lobe_ang.G34"/>
    </style:style>
    <style:style style:name="ce5" style:family="table-cell" style:parent-style-name="Default">
      <style:map style:condition="cell-content()&gt;1.001" style:apply-style-name="Bad" style:base-cell-address="sendloc1_trans1_laketrial_aug13_2018_main_lobe_ang.G35"/>
      <style:map style:condition="cell-content()&lt;0.999" style:apply-style-name="Bad" style:base-cell-address="sendloc1_trans1_laketrial_aug13_2018_main_lobe_ang.G35"/>
      <style:map style:condition="cell-content-is-between(0.999,1.001)" style:apply-style-name="Good" style:base-cell-address="sendloc1_trans1_laketrial_aug13_2018_main_lobe_ang.G35"/>
    </style:style>
    <style:style style:name="ce6" style:family="table-cell" style:parent-style-name="Default">
      <style:map style:condition="cell-content()&lt;1.005" style:apply-style-name="Good" style:base-cell-address="sendloc1_trans1_laketrial_aug13_2018_main_lobe_ang.G36"/>
    </style:style>
    <style:style style:name="ce7" style:family="table-cell" style:parent-style-name="Default">
      <style:map style:condition="cell-content()&lt;1.01" style:apply-style-name="Good" style:base-cell-address="sendloc1_trans1_laketrial_aug13_2018_main_lobe_ang.G37"/>
    </style:style>
    <style:style style:name="ce8" style:family="table-cell" style:parent-style-name="Default">
      <style:table-cell-properties fo:background-color="#cccccc"/>
      <style:text-properties fo:color="#ce181e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map style:condition="cell-content()&gt;1" style:apply-style-name="Bad" style:base-cell-address="sendloc1_trans1_laketrial_aug13_2018_main_lobe_ang.I34"/>
    </style:style>
    <style:style style:name="ce11" style:family="table-cell" style:parent-style-name="Default">
      <style:map style:condition="cell-content()&gt;1.001" style:apply-style-name="Bad" style:base-cell-address="sendloc1_trans1_laketrial_aug13_2018_main_lobe_ang.I3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dloc1_trans1_laketrial_aug13_2018_main_lobe_ang" table:style-name="ta1">
        <table:shapes>
          <draw:frame draw:z-index="0" draw:style-name="gr1" draw:text-style-name="P1" svg:width="453.51pt" svg:height="255.09pt" svg:x="628.5pt" svg:y="124.78pt">
            <draw:object draw:notify-on-update-of-ranges="sendloc1_trans1_laketrial_aug13_2018_main_lobe_ang.G1:sendloc1_trans1_laketrial_aug13_2018_main_lobe_ang.G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25.38pt" svg:y="385.31pt">
            <draw:object draw:notify-on-update-of-ranges="sendloc1_trans1_laketrial_aug13_2018_main_lobe_ang.H1:sendloc1_trans1_laketrial_aug13_2018_main_lobe_ang.H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42194" calcext:value-type="float">
            <text:p>1.142194</text:p>
          </table:table-cell>
          <table:table-cell table:formula="of:=POWER([.B1];2)" office:value-type="float" office:value="1.304607133636" calcext:value-type="float">
            <text:p>1.304607133636</text:p>
          </table:table-cell>
          <table:table-cell table:formula="of:=[.C1]/197.4305942" office:value-type="float" office:value="0.00660792790966538" calcext:value-type="float">
            <text:p>0.006607927909665</text:p>
          </table:table-cell>
          <table:table-cell table:formula="of:=POWER([.D1];2)" office:value-type="float" office:value="0.0000436647112593347" calcext:value-type="float">
            <text:p>4.36647112593347E-05</text:p>
          </table:table-cell>
          <table:table-cell table:formula="of:=[.D1]/0.281709088" office:value-type="float" office:value="0.0234565663343647" calcext:value-type="float">
            <text:p>0.023456566334365</text:p>
          </table:table-cell>
          <table:table-cell table:formula="of:=[.C1]/197.4305942" office:value-type="float" office:value="0.00660792790966538" calcext:value-type="float">
            <text:p>0.006607927909665</text:p>
          </table:table-cell>
          <table:table-cell table:formula="of:=[.F1]/3.549761234" office:value-type="float" office:value="0.00660792791067048" calcext:value-type="float">
            <text:p>0.006607927910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60066" calcext:value-type="float">
            <text:p>-1.660066</text:p>
          </table:table-cell>
          <table:table-cell table:formula="of:=POWER([.B2];2)" office:value-type="float" office:value="2.755819124356" calcext:value-type="float">
            <text:p>2.755819124356</text:p>
          </table:table-cell>
          <table:table-cell table:formula="of:=[.C2]/197.4305942" office:value-type="float" office:value="0.0139584198463401" calcext:value-type="float">
            <text:p>0.01395841984634</text:p>
          </table:table-cell>
          <table:table-cell table:formula="of:=POWER([.D2];2)" office:value-type="float" office:value="0.000194837484606701" calcext:value-type="float">
            <text:p>0.000194837484607</text:p>
          </table:table-cell>
          <table:table-cell table:formula="of:=[.D2]/0.281709088" office:value-type="float" office:value="0.049549057665971" calcext:value-type="float">
            <text:p>0.049549057665971</text:p>
          </table:table-cell>
          <table:table-cell table:formula="of:=[.C2]/197.4305942" office:value-type="float" office:value="0.0139584198463401" calcext:value-type="float">
            <text:p>0.01395841984634</text:p>
          </table:table-cell>
          <table:table-cell table:formula="of:=[.F2]/3.549761234" office:value-type="float" office:value="0.0139584198484633" calcext:value-type="float">
            <text:p>0.0139584198484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85581" calcext:value-type="float">
            <text:p>3.085581</text:p>
          </table:table-cell>
          <table:table-cell table:formula="of:=POWER([.B3];2)" office:value-type="float" office:value="9.520810107561" calcext:value-type="float">
            <text:p>9.520810107561</text:p>
          </table:table-cell>
          <table:table-cell table:formula="of:=[.C3]/197.4305942" office:value-type="float" office:value="0.0482235802720438" calcext:value-type="float">
            <text:p>0.048223580272044</text:p>
          </table:table-cell>
          <table:table-cell table:formula="of:=POWER([.D3];2)" office:value-type="float" office:value="0.00232551369425425" calcext:value-type="float">
            <text:p>0.002325513694254</text:p>
          </table:table-cell>
          <table:table-cell table:formula="of:=[.D3]/0.281709088" office:value-type="float" office:value="0.171182195840426" calcext:value-type="float">
            <text:p>0.171182195840426</text:p>
          </table:table-cell>
          <table:table-cell table:formula="of:=[.C3]/197.4305942" office:value-type="float" office:value="0.0482235802720438" calcext:value-type="float">
            <text:p>0.048223580272044</text:p>
          </table:table-cell>
          <table:table-cell table:formula="of:=[.F3]/3.549761234" office:value-type="float" office:value="0.0482235802793788" calcext:value-type="float">
            <text:p>0.0482235802793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283671" calcext:value-type="float">
            <text:p>-1.283671</text:p>
          </table:table-cell>
          <table:table-cell table:formula="of:=POWER([.B4];2)" office:value-type="float" office:value="1.647811236241" calcext:value-type="float">
            <text:p>1.647811236241</text:p>
          </table:table-cell>
          <table:table-cell table:formula="of:=[.C4]/197.4305942" office:value-type="float" office:value="0.00834628109649381" calcext:value-type="float">
            <text:p>0.008346281096494</text:p>
          </table:table-cell>
          <table:table-cell table:formula="of:=POWER([.D4];2)" office:value-type="float" office:value="0.0000696604081416899" calcext:value-type="float">
            <text:p>6.96604081416899E-05</text:p>
          </table:table-cell>
          <table:table-cell table:formula="of:=[.D4]/0.281709088" office:value-type="float" office:value="0.0296273050889072" calcext:value-type="float">
            <text:p>0.029627305088907</text:p>
          </table:table-cell>
          <table:table-cell table:formula="of:=[.C4]/197.4305942" office:value-type="float" office:value="0.00834628109649381" calcext:value-type="float">
            <text:p>0.008346281096494</text:p>
          </table:table-cell>
          <table:table-cell table:formula="of:=[.F4]/3.549761234" office:value-type="float" office:value="0.00834628109776332" calcext:value-type="float">
            <text:p>0.0083462810977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2185" calcext:value-type="float">
            <text:p>0.742185</text:p>
          </table:table-cell>
          <table:table-cell table:formula="of:=POWER([.B5];2)" office:value-type="float" office:value="0.550838574225" calcext:value-type="float">
            <text:p>0.550838574225</text:p>
          </table:table-cell>
          <table:table-cell table:formula="of:=[.C5]/197.4305942" office:value-type="float" office:value="0.00279003655161465" calcext:value-type="float">
            <text:p>0.002790036551615</text:p>
          </table:table-cell>
          <table:table-cell table:formula="of:=POWER([.D5];2)" office:value-type="float" office:value="0.00000778430395934578" calcext:value-type="float">
            <text:p>7.78430395934578E-06</text:p>
          </table:table-cell>
          <table:table-cell table:formula="of:=[.D5]/0.281709088" office:value-type="float" office:value="0.00990396359387118" calcext:value-type="float">
            <text:p>0.009903963593871</text:p>
          </table:table-cell>
          <table:table-cell table:formula="of:=[.C5]/197.4305942" office:value-type="float" office:value="0.00279003655161465" calcext:value-type="float">
            <text:p>0.002790036551615</text:p>
          </table:table-cell>
          <table:table-cell table:formula="of:=[.F5]/3.549761234" office:value-type="float" office:value="0.00279003655203903" calcext:value-type="float">
            <text:p>0.0027900365520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245582" calcext:value-type="float">
            <text:p>-1.245582</text:p>
          </table:table-cell>
          <table:table-cell table:formula="of:=POWER([.B6];2)" office:value-type="float" office:value="1.551474518724" calcext:value-type="float">
            <text:p>1.551474518724</text:p>
          </table:table-cell>
          <table:table-cell table:formula="of:=[.C6]/197.4305942" office:value-type="float" office:value="0.0078583287712356" calcext:value-type="float">
            <text:p>0.007858328771236</text:p>
          </table:table-cell>
          <table:table-cell table:formula="of:=POWER([.D6];2)" office:value-type="float" office:value="0.0000617533310768292" calcext:value-type="float">
            <text:p>6.17533310768292E-05</text:p>
          </table:table-cell>
          <table:table-cell table:formula="of:=[.D6]/0.281709088" office:value-type="float" office:value="0.027895190840402" calcext:value-type="float">
            <text:p>0.027895190840402</text:p>
          </table:table-cell>
          <table:table-cell table:formula="of:=[.C6]/197.4305942" office:value-type="float" office:value="0.0078583287712356" calcext:value-type="float">
            <text:p>0.007858328771236</text:p>
          </table:table-cell>
          <table:table-cell table:formula="of:=[.F6]/3.549761234" office:value-type="float" office:value="0.00785832877243089" calcext:value-type="float">
            <text:p>0.0078583287724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82401" calcext:value-type="float">
            <text:p>-0.382401</text:p>
          </table:table-cell>
          <table:table-cell table:formula="of:=POWER([.B7];2)" office:value-type="float" office:value="0.146230524801" calcext:value-type="float">
            <text:p>0.146230524801</text:p>
          </table:table-cell>
          <table:table-cell table:formula="of:=[.C7]/197.4305942" office:value-type="float" office:value="0.00074066800737512" calcext:value-type="float">
            <text:p>0.000740668007375</text:p>
          </table:table-cell>
          <table:table-cell table:formula="of:=POWER([.D7];2)" office:value-type="float" office:value="0.000000548589097149031" calcext:value-type="float">
            <text:p>5.48589097149031E-07</text:p>
          </table:table-cell>
          <table:table-cell table:formula="of:=[.D7]/0.281709088" office:value-type="float" office:value="0.00262919458024414" calcext:value-type="float">
            <text:p>0.002629194580244</text:p>
          </table:table-cell>
          <table:table-cell table:formula="of:=[.C7]/197.4305942" office:value-type="float" office:value="0.00074066800737512" calcext:value-type="float">
            <text:p>0.000740668007375</text:p>
          </table:table-cell>
          <table:table-cell table:formula="of:=[.F7]/3.549761234" office:value-type="float" office:value="0.00074066800748778" calcext:value-type="float">
            <text:p>0.0007406680074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18484" calcext:value-type="float">
            <text:p>3.418484</text:p>
          </table:table-cell>
          <table:table-cell table:formula="of:=POWER([.B8];2)" office:value-type="float" office:value="11.686032858256" calcext:value-type="float">
            <text:p>11.686032858256</text:p>
          </table:table-cell>
          <table:table-cell table:formula="of:=[.C8]/197.4305942" office:value-type="float" office:value="0.0591905874852298" calcext:value-type="float">
            <text:p>0.05919058748523</text:p>
          </table:table-cell>
          <table:table-cell table:formula="of:=POWER([.D8];2)" office:value-type="float" office:value="0.00350352564684664" calcext:value-type="float">
            <text:p>0.003503525646847</text:p>
          </table:table-cell>
          <table:table-cell table:formula="of:=[.D8]/0.281709088" office:value-type="float" office:value="0.210112452904713" calcext:value-type="float">
            <text:p>0.210112452904713</text:p>
          </table:table-cell>
          <table:table-cell table:formula="of:=[.C8]/197.4305942" office:value-type="float" office:value="0.0591905874852298" calcext:value-type="float">
            <text:p>0.05919058748523</text:p>
          </table:table-cell>
          <table:table-cell table:formula="of:=[.F8]/3.549761234" office:value-type="float" office:value="0.059190587494233" calcext:value-type="float">
            <text:p>0.0591905874942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431524" calcext:value-type="float">
            <text:p>-3.431524</text:p>
          </table:table-cell>
          <table:table-cell table:formula="of:=POWER([.B9];2)" office:value-type="float" office:value="11.775356962576" calcext:value-type="float">
            <text:p>11.775356962576</text:p>
          </table:table-cell>
          <table:table-cell table:formula="of:=[.C9]/197.4305942" office:value-type="float" office:value="0.0596430204259396" calcext:value-type="float">
            <text:p>0.05964302042594</text:p>
          </table:table-cell>
          <table:table-cell table:formula="of:=POWER([.D9];2)" office:value-type="float" office:value="0.00355728988552905" calcext:value-type="float">
            <text:p>0.003557289885529</text:p>
          </table:table-cell>
          <table:table-cell table:formula="of:=[.D9]/0.281709088" office:value-type="float" office:value="0.211718481818874" calcext:value-type="float">
            <text:p>0.211718481818874</text:p>
          </table:table-cell>
          <table:table-cell table:formula="of:=[.C9]/197.4305942" office:value-type="float" office:value="0.0596430204259396" calcext:value-type="float">
            <text:p>0.05964302042594</text:p>
          </table:table-cell>
          <table:table-cell table:formula="of:=[.F9]/3.549761234" office:value-type="float" office:value="0.0596430204350117" calcext:value-type="float">
            <text:p>0.0596430204350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69877" calcext:value-type="float">
            <text:p>3.069877</text:p>
          </table:table-cell>
          <table:table-cell table:formula="of:=POWER([.B10];2)" office:value-type="float" office:value="9.424144795129" calcext:value-type="float">
            <text:p>9.424144795129</text:p>
          </table:table-cell>
          <table:table-cell table:formula="of:=[.C10]/197.4305942" office:value-type="float" office:value="0.0477339635901729" calcext:value-type="float">
            <text:p>0.047733963590173</text:p>
          </table:table-cell>
          <table:table-cell table:formula="of:=POWER([.D10];2)" office:value-type="float" office:value="0.00227853128002795" calcext:value-type="float">
            <text:p>0.002278531280028</text:p>
          </table:table-cell>
          <table:table-cell table:formula="of:=[.D10]/0.281709088" office:value-type="float" office:value="0.169444173523337" calcext:value-type="float">
            <text:p>0.169444173523337</text:p>
          </table:table-cell>
          <table:table-cell table:formula="of:=[.C10]/197.4305942" office:value-type="float" office:value="0.0477339635901729" calcext:value-type="float">
            <text:p>0.047733963590173</text:p>
          </table:table-cell>
          <table:table-cell table:formula="of:=[.F10]/3.549761234" office:value-type="float" office:value="0.0477339635974335" calcext:value-type="float">
            <text:p>0.0477339635974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667" calcext:value-type="float">
            <text:p>1.212667</text:p>
          </table:table-cell>
          <table:table-cell table:formula="of:=POWER([.B11];2)" office:value-type="float" office:value="1.470561252889" calcext:value-type="float">
            <text:p>1.470561252889</text:p>
          </table:table-cell>
          <table:table-cell table:formula="of:=[.C11]/197.4305942" office:value-type="float" office:value="0.00744849732559332" calcext:value-type="float">
            <text:p>0.007448497325593</text:p>
          </table:table-cell>
          <table:table-cell table:formula="of:=POWER([.D11];2)" office:value-type="float" office:value="0.0000554801124093708" calcext:value-type="float">
            <text:p>5.54801124093708E-05</text:p>
          </table:table-cell>
          <table:table-cell table:formula="of:=[.D11]/0.281709088" office:value-type="float" office:value="0.0264403870619656" calcext:value-type="float">
            <text:p>0.026440387061966</text:p>
          </table:table-cell>
          <table:table-cell table:formula="of:=[.C11]/197.4305942" office:value-type="float" office:value="0.00744849732559332" calcext:value-type="float">
            <text:p>0.007448497325593</text:p>
          </table:table-cell>
          <table:table-cell table:formula="of:=[.F11]/3.549761234" office:value-type="float" office:value="0.00744849732672628" calcext:value-type="float">
            <text:p>0.0074484973267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50621" calcext:value-type="float">
            <text:p>-3.50621</text:p>
          </table:table-cell>
          <table:table-cell table:formula="of:=POWER([.B12];2)" office:value-type="float" office:value="12.2935085641" calcext:value-type="float">
            <text:p>12.2935085641</text:p>
          </table:table-cell>
          <table:table-cell table:formula="of:=[.C12]/197.4305942" office:value-type="float" office:value="0.0622674951362731" calcext:value-type="float">
            <text:p>0.062267495136273</text:p>
          </table:table-cell>
          <table:table-cell table:formula="of:=POWER([.D12];2)" office:value-type="float" office:value="0.00387724095054579" calcext:value-type="float">
            <text:p>0.003877240950546</text:p>
          </table:table-cell>
          <table:table-cell table:formula="of:=[.D12]/0.281709088" office:value-type="float" office:value="0.221034740406646" calcext:value-type="float">
            <text:p>0.221034740406646</text:p>
          </table:table-cell>
          <table:table-cell table:formula="of:=[.C12]/197.4305942" office:value-type="float" office:value="0.0622674951362731" calcext:value-type="float">
            <text:p>0.062267495136273</text:p>
          </table:table-cell>
          <table:table-cell table:formula="of:=[.F12]/3.549761234" office:value-type="float" office:value="0.0622674951457443" calcext:value-type="float">
            <text:p>0.06226749514574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412324" calcext:value-type="float">
            <text:p>-4.412324</text:p>
          </table:table-cell>
          <table:table-cell table:formula="of:=POWER([.B13];2)" office:value-type="float" office:value="19.468603080976" calcext:value-type="float">
            <text:p>19.468603080976</text:p>
          </table:table-cell>
          <table:table-cell table:formula="of:=[.C13]/197.4305942" office:value-type="float" office:value="0.0986098591247415" calcext:value-type="float">
            <text:p>0.098609859124742</text:p>
          </table:table-cell>
          <table:table-cell table:formula="of:=POWER([.D13];2)" office:value-type="float" office:value="0.00972390431660136" calcext:value-type="float">
            <text:p>0.009723904316601</text:p>
          </table:table-cell>
          <table:table-cell table:formula="of:=[.D13]/0.281709088" office:value-type="float" office:value="0.350041455264452" calcext:value-type="float">
            <text:p>0.350041455264452</text:p>
          </table:table-cell>
          <table:table-cell table:formula="of:=[.C13]/197.4305942" office:value-type="float" office:value="0.0986098591247415" calcext:value-type="float">
            <text:p>0.098609859124742</text:p>
          </table:table-cell>
          <table:table-cell table:formula="of:=[.F13]/3.549761234" office:value-type="float" office:value="0.0986098591397406" calcext:value-type="float">
            <text:p>0.0986098591397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0035" calcext:value-type="float">
            <text:p>0.390035</text:p>
          </table:table-cell>
          <table:table-cell table:formula="of:=POWER([.B14];2)" office:value-type="float" office:value="0.152127301225" calcext:value-type="float">
            <text:p>0.152127301225</text:p>
          </table:table-cell>
          <table:table-cell table:formula="of:=[.C14]/197.4305942" office:value-type="float" office:value="0.000770535599314931" calcext:value-type="float">
            <text:p>0.000770535599315</text:p>
          </table:table-cell>
          <table:table-cell table:formula="of:=POWER([.D14];2)" office:value-type="float" office:value="0.00000059372510981162" calcext:value-type="float">
            <text:p>5.9372510981162E-07</text:p>
          </table:table-cell>
          <table:table-cell table:formula="of:=[.D14]/0.281709088" office:value-type="float" office:value="0.00273521740028114" calcext:value-type="float">
            <text:p>0.002735217400281</text:p>
          </table:table-cell>
          <table:table-cell table:formula="of:=[.C14]/197.4305942" office:value-type="float" office:value="0.000770535599314931" calcext:value-type="float">
            <text:p>0.000770535599315</text:p>
          </table:table-cell>
          <table:table-cell table:formula="of:=[.F14]/3.549761234" office:value-type="float" office:value="0.000770535599432134" calcext:value-type="float">
            <text:p>0.00077053559943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31458" calcext:value-type="float">
            <text:p>1.431458</text:p>
          </table:table-cell>
          <table:table-cell table:formula="of:=POWER([.B15];2)" office:value-type="float" office:value="2.049072005764" calcext:value-type="float">
            <text:p>2.049072005764</text:p>
          </table:table-cell>
          <table:table-cell table:formula="of:=[.C15]/197.4305942" office:value-type="float" office:value="0.0103786954299913" calcext:value-type="float">
            <text:p>0.010378695429991</text:p>
          </table:table-cell>
          <table:table-cell table:formula="of:=POWER([.D15];2)" office:value-type="float" office:value="0.000107717318828522" calcext:value-type="float">
            <text:p>0.000107717318829</text:p>
          </table:table-cell>
          <table:table-cell table:formula="of:=[.D15]/0.281709088" office:value-type="float" office:value="0.0368418907024798" calcext:value-type="float">
            <text:p>0.03684189070248</text:p>
          </table:table-cell>
          <table:table-cell table:formula="of:=[.C15]/197.4305942" office:value-type="float" office:value="0.0103786954299913" calcext:value-type="float">
            <text:p>0.010378695429991</text:p>
          </table:table-cell>
          <table:table-cell table:formula="of:=[.F15]/3.549761234" office:value-type="float" office:value="0.0103786954315699" calcext:value-type="float">
            <text:p>0.010378695431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2538" calcext:value-type="float">
            <text:p>0.612538</text:p>
          </table:table-cell>
          <table:table-cell table:formula="of:=POWER([.B16];2)" office:value-type="float" office:value="0.375202801444" calcext:value-type="float">
            <text:p>0.375202801444</text:p>
          </table:table-cell>
          <table:table-cell table:formula="of:=[.C16]/197.4305942" office:value-type="float" office:value="0.00190042887205169" calcext:value-type="float">
            <text:p>0.001900428872052</text:p>
          </table:table-cell>
          <table:table-cell table:formula="of:=POWER([.D16];2)" office:value-type="float" office:value="0.00000361162989772764" calcext:value-type="float">
            <text:p>3.61162989772764E-06</text:p>
          </table:table-cell>
          <table:table-cell table:formula="of:=[.D16]/0.281709088" office:value-type="float" office:value="0.00674606873900953" calcext:value-type="float">
            <text:p>0.00674606873901</text:p>
          </table:table-cell>
          <table:table-cell table:formula="of:=[.C16]/197.4305942" office:value-type="float" office:value="0.00190042887205169" calcext:value-type="float">
            <text:p>0.001900428872052</text:p>
          </table:table-cell>
          <table:table-cell table:formula="of:=[.F16]/3.549761234" office:value-type="float" office:value="0.00190042887234075" calcext:value-type="float">
            <text:p>0.0019004288723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33322" calcext:value-type="float">
            <text:p>1.033322</text:p>
          </table:table-cell>
          <table:table-cell table:formula="of:=POWER([.B17];2)" office:value-type="float" office:value="1.067754355684" calcext:value-type="float">
            <text:p>1.067754355684</text:p>
          </table:table-cell>
          <table:table-cell table:formula="of:=[.C17]/197.4305942" office:value-type="float" office:value="0.00540825174543288" calcext:value-type="float">
            <text:p>0.005408251745433</text:p>
          </table:table-cell>
          <table:table-cell table:formula="of:=POWER([.D17];2)" office:value-type="float" office:value="0.0000292491869419778" calcext:value-type="float">
            <text:p>2.92491869419778E-05</text:p>
          </table:table-cell>
          <table:table-cell table:formula="of:=[.D17]/0.281709088" office:value-type="float" office:value="0.0191980023925706" calcext:value-type="float">
            <text:p>0.019198002392571</text:p>
          </table:table-cell>
          <table:table-cell table:formula="of:=[.C17]/197.4305942" office:value-type="float" office:value="0.00540825174543288" calcext:value-type="float">
            <text:p>0.005408251745433</text:p>
          </table:table-cell>
          <table:table-cell table:formula="of:=[.F17]/3.549761234" office:value-type="float" office:value="0.0054082517462555" calcext:value-type="float">
            <text:p>0.0054082517462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58959" calcext:value-type="float">
            <text:p>3.858959</text:p>
          </table:table-cell>
          <table:table-cell table:formula="of:=POWER([.B18];2)" office:value-type="float" office:value="14.891564563681" calcext:value-type="float">
            <text:p>14.891564563681</text:p>
          </table:table-cell>
          <table:table-cell table:formula="of:=[.C18]/197.4305942" office:value-type="float" office:value="0.075426833536223" calcext:value-type="float">
            <text:p>0.075426833536223</text:p>
          </table:table-cell>
          <table:table-cell table:formula="of:=POWER([.D18];2)" office:value-type="float" office:value="0.0056892072173011" calcext:value-type="float">
            <text:p>0.005689207217301</text:p>
          </table:table-cell>
          <table:table-cell table:formula="of:=[.D18]/0.281709088" office:value-type="float" office:value="0.267747249730981" calcext:value-type="float">
            <text:p>0.267747249730981</text:p>
          </table:table-cell>
          <table:table-cell table:formula="of:=[.C18]/197.4305942" office:value-type="float" office:value="0.075426833536223" calcext:value-type="float">
            <text:p>0.075426833536223</text:p>
          </table:table-cell>
          <table:table-cell table:formula="of:=[.F18]/3.549761234" office:value-type="float" office:value="0.0754268335476958" calcext:value-type="float">
            <text:p>0.07542683354769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09986" calcext:value-type="float">
            <text:p>-0.709986</text:p>
          </table:table-cell>
          <table:table-cell table:formula="of:=POWER([.B19];2)" office:value-type="float" office:value="0.504080120196" calcext:value-type="float">
            <text:p>0.504080120196</text:p>
          </table:table-cell>
          <table:table-cell table:formula="of:=[.C19]/197.4305942" office:value-type="float" office:value="0.00255320165670656" calcext:value-type="float">
            <text:p>0.002553201656707</text:p>
          </table:table-cell>
          <table:table-cell table:formula="of:=POWER([.D19];2)" office:value-type="float" office:value="0.00000651883869980911" calcext:value-type="float">
            <text:p>6.51883869980911E-06</text:p>
          </table:table-cell>
          <table:table-cell table:formula="of:=[.D19]/0.281709088" office:value-type="float" office:value="0.00906325626494008" calcext:value-type="float">
            <text:p>0.00906325626494</text:p>
          </table:table-cell>
          <table:table-cell table:formula="of:=[.C19]/197.4305942" office:value-type="float" office:value="0.00255320165670656" calcext:value-type="float">
            <text:p>0.002553201656707</text:p>
          </table:table-cell>
          <table:table-cell table:formula="of:=[.F19]/3.549761234" office:value-type="float" office:value="0.00255320165709491" calcext:value-type="float">
            <text:p>0.00255320165709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765205" calcext:value-type="float">
            <text:p>-0.765205</text:p>
          </table:table-cell>
          <table:table-cell table:formula="of:=POWER([.B20];2)" office:value-type="float" office:value="0.585538692025" calcext:value-type="float">
            <text:p>0.585538692025</text:p>
          </table:table-cell>
          <table:table-cell table:formula="of:=[.C20]/197.4305942" office:value-type="float" office:value="0.00296579511598816" calcext:value-type="float">
            <text:p>0.002965795115988</text:p>
          </table:table-cell>
          <table:table-cell table:formula="of:=POWER([.D20];2)" office:value-type="float" office:value="0.00000879594067001921" calcext:value-type="float">
            <text:p>8.79594067001921E-06</text:p>
          </table:table-cell>
          <table:table-cell table:formula="of:=[.D20]/0.281709088" office:value-type="float" office:value="0.0105278645323226" calcext:value-type="float">
            <text:p>0.010527864532323</text:p>
          </table:table-cell>
          <table:table-cell table:formula="of:=[.C20]/197.4305942" office:value-type="float" office:value="0.00296579511598816" calcext:value-type="float">
            <text:p>0.002965795115988</text:p>
          </table:table-cell>
          <table:table-cell table:formula="of:=[.F20]/3.549761234" office:value-type="float" office:value="0.00296579511643927" calcext:value-type="float">
            <text:p>0.0029657951164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45785" calcext:value-type="float">
            <text:p>2.245785</text:p>
          </table:table-cell>
          <table:table-cell table:formula="of:=POWER([.B21];2)" office:value-type="float" office:value="5.043550266225" calcext:value-type="float">
            <text:p>5.043550266225</text:p>
          </table:table-cell>
          <table:table-cell table:formula="of:=[.C21]/197.4305942" office:value-type="float" office:value="0.0255459407730689" calcext:value-type="float">
            <text:p>0.025545940773069</text:p>
          </table:table-cell>
          <table:table-cell table:formula="of:=POWER([.D21];2)" office:value-type="float" office:value="0.000652595089981144" calcext:value-type="float">
            <text:p>0.000652595089981</text:p>
          </table:table-cell>
          <table:table-cell table:formula="of:=[.D21]/0.281709088" office:value-type="float" office:value="0.0906819902560932" calcext:value-type="float">
            <text:p>0.090681990256093</text:p>
          </table:table-cell>
          <table:table-cell table:formula="of:=[.C21]/197.4305942" office:value-type="float" office:value="0.0255459407730689" calcext:value-type="float">
            <text:p>0.025545940773069</text:p>
          </table:table-cell>
          <table:table-cell table:formula="of:=[.F21]/3.549761234" office:value-type="float" office:value="0.0255459407769546" calcext:value-type="float">
            <text:p>0.0255459407769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.789933" calcext:value-type="float">
            <text:p>-1.789933</text:p>
          </table:table-cell>
          <table:table-cell table:formula="of:=POWER([.B22];2)" office:value-type="float" office:value="3.203860144489" calcext:value-type="float">
            <text:p>3.203860144489</text:p>
          </table:table-cell>
          <table:table-cell table:formula="of:=[.C22]/197.4305942" office:value-type="float" office:value="0.0162277794759785" calcext:value-type="float">
            <text:p>0.016227779475979</text:p>
          </table:table-cell>
          <table:table-cell table:formula="of:=POWER([.D22];2)" office:value-type="float" office:value="0.000263340826720989" calcext:value-type="float">
            <text:p>0.000263340826721</text:p>
          </table:table-cell>
          <table:table-cell table:formula="of:=[.D22]/0.281709088" office:value-type="float" office:value="0.0576047425064913" calcext:value-type="float">
            <text:p>0.057604742506491</text:p>
          </table:table-cell>
          <table:table-cell table:formula="of:=[.C22]/197.4305942" office:value-type="float" office:value="0.0162277794759785" calcext:value-type="float">
            <text:p>0.016227779475979</text:p>
          </table:table-cell>
          <table:table-cell table:formula="of:=[.F22]/3.549761234" office:value-type="float" office:value="0.0162277794784468" calcext:value-type="float">
            <text:p>0.01622777947844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458982" calcext:value-type="float">
            <text:p>-2.458982</text:p>
          </table:table-cell>
          <table:table-cell table:formula="of:=POWER([.B23];2)" office:value-type="float" office:value="6.046592476324" calcext:value-type="float">
            <text:p>6.046592476324</text:p>
          </table:table-cell>
          <table:table-cell table:formula="of:=[.C23]/197.4305942" office:value-type="float" office:value="0.0306264208990766" calcext:value-type="float">
            <text:p>0.030626420899077</text:p>
          </table:table-cell>
          <table:table-cell table:formula="of:=POWER([.D23];2)" office:value-type="float" office:value="0.000937977657087398" calcext:value-type="float">
            <text:p>0.000937977657087</text:p>
          </table:table-cell>
          <table:table-cell table:formula="of:=[.D23]/0.281709088" office:value-type="float" office:value="0.108716481660246" calcext:value-type="float">
            <text:p>0.108716481660246</text:p>
          </table:table-cell>
          <table:table-cell table:formula="of:=[.C23]/197.4305942" office:value-type="float" office:value="0.0306264208990766" calcext:value-type="float">
            <text:p>0.030626420899077</text:p>
          </table:table-cell>
          <table:table-cell table:formula="of:=[.F23]/3.549761234" office:value-type="float" office:value="0.0306264209037351" calcext:value-type="float">
            <text:p>0.03062642090373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8282" calcext:value-type="float">
            <text:p>0.298282</text:p>
          </table:table-cell>
          <table:table-cell table:formula="of:=POWER([.B24];2)" office:value-type="float" office:value="0.088972151524" calcext:value-type="float">
            <text:p>0.088972151524</text:p>
          </table:table-cell>
          <table:table-cell table:formula="of:=[.C24]/197.4305942" office:value-type="float" office:value="0.000450650274768813" calcext:value-type="float">
            <text:p>0.000450650274769</text:p>
          </table:table-cell>
          <table:table-cell table:formula="of:=POWER([.D24];2)" office:value-type="float" office:value="0.000000203085670149207" calcext:value-type="float">
            <text:p>2.03085670149207E-07</text:p>
          </table:table-cell>
          <table:table-cell table:formula="of:=[.D24]/0.281709088" office:value-type="float" office:value="0.0015997008757091" calcext:value-type="float">
            <text:p>0.001599700875709</text:p>
          </table:table-cell>
          <table:table-cell table:formula="of:=[.C24]/197.4305942" office:value-type="float" office:value="0.000450650274768813" calcext:value-type="float">
            <text:p>0.000450650274769</text:p>
          </table:table-cell>
          <table:table-cell table:formula="of:=[.F24]/3.549761234" office:value-type="float" office:value="0.000450650274837359" calcext:value-type="float">
            <text:p>0.00045065027483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524926" calcext:value-type="float">
            <text:p>-0.524926</text:p>
          </table:table-cell>
          <table:table-cell table:formula="of:=POWER([.B25];2)" office:value-type="float" office:value="0.275547305476" calcext:value-type="float">
            <text:p>0.275547305476</text:p>
          </table:table-cell>
          <table:table-cell table:formula="of:=[.C25]/197.4305942" office:value-type="float" office:value="0.00139566669792255" calcext:value-type="float">
            <text:p>0.001395666697923</text:p>
          </table:table-cell>
          <table:table-cell table:formula="of:=POWER([.D25];2)" office:value-type="float" office:value="0.00000194788553169002" calcext:value-type="float">
            <text:p>1.94788553169002E-06</text:p>
          </table:table-cell>
          <table:table-cell table:formula="of:=[.D25]/0.281709088" office:value-type="float" office:value="0.00495428354062381" calcext:value-type="float">
            <text:p>0.004954283540624</text:p>
          </table:table-cell>
          <table:table-cell table:formula="of:=[.C25]/197.4305942" office:value-type="float" office:value="0.00139566669792255" calcext:value-type="float">
            <text:p>0.001395666697923</text:p>
          </table:table-cell>
          <table:table-cell table:formula="of:=[.F25]/3.549761234" office:value-type="float" office:value="0.00139566669813483" calcext:value-type="float">
            <text:p>0.0013956666981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238124" calcext:value-type="float">
            <text:p>-0.238124</text:p>
          </table:table-cell>
          <table:table-cell table:formula="of:=POWER([.B26];2)" office:value-type="float" office:value="0.056703039376" calcext:value-type="float">
            <text:p>0.056703039376</text:p>
          </table:table-cell>
          <table:table-cell table:formula="of:=[.C26]/197.4305942" office:value-type="float" office:value="0.00028720492690489" calcext:value-type="float">
            <text:p>0.000287204926905</text:p>
          </table:table-cell>
          <table:table-cell table:formula="of:=POWER([.D26];2)" office:value-type="float" office:value="0.0000000824866700384432" calcext:value-type="float">
            <text:p>8.24866700384432E-08</text:p>
          </table:table-cell>
          <table:table-cell table:formula="of:=[.D26]/0.281709088" office:value-type="float" office:value="0.00101950891589586" calcext:value-type="float">
            <text:p>0.001019508915896</text:p>
          </table:table-cell>
          <table:table-cell table:formula="of:=[.C26]/197.4305942" office:value-type="float" office:value="0.00028720492690489" calcext:value-type="float">
            <text:p>0.000287204926905</text:p>
          </table:table-cell>
          <table:table-cell table:formula="of:=[.F26]/3.549761234" office:value-type="float" office:value="0.000287204926948575" calcext:value-type="float">
            <text:p>0.00028720492694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.922197" calcext:value-type="float">
            <text:p>-4.922197</text:p>
          </table:table-cell>
          <table:table-cell table:formula="of:=POWER([.B27];2)" office:value-type="float" office:value="24.228023306809" calcext:value-type="float">
            <text:p>24.228023306809</text:p>
          </table:table-cell>
          <table:table-cell table:formula="of:=[.C27]/197.4305942" office:value-type="float" office:value="0.122716661037173" calcext:value-type="float">
            <text:p>0.122716661037173</text:p>
          </table:table-cell>
          <table:table-cell table:formula="of:=POWER([.D27];2)" office:value-type="float" office:value="0.0150593788961123" calcext:value-type="float">
            <text:p>0.015059378896112</text:p>
          </table:table-cell>
          <table:table-cell table:formula="of:=[.D27]/0.281709088" office:value-type="float" office:value="0.435614846181933" calcext:value-type="float">
            <text:p>0.435614846181933</text:p>
          </table:table-cell>
          <table:table-cell table:formula="of:=[.C27]/197.4305942" office:value-type="float" office:value="0.122716661037173" calcext:value-type="float">
            <text:p>0.122716661037173</text:p>
          </table:table-cell>
          <table:table-cell table:formula="of:=[.F27]/3.549761234" office:value-type="float" office:value="0.122716661055839" calcext:value-type="float">
            <text:p>0.1227166610558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735786" calcext:value-type="float">
            <text:p>-0.735786</text:p>
          </table:table-cell>
          <table:table-cell table:formula="of:=POWER([.B28];2)" office:value-type="float" office:value="0.541381037796" calcext:value-type="float">
            <text:p>0.541381037796</text:p>
          </table:table-cell>
          <table:table-cell table:formula="of:=[.C28]/197.4305942" office:value-type="float" office:value="0.00274213345702426" calcext:value-type="float">
            <text:p>0.002742133457024</text:p>
          </table:table-cell>
          <table:table-cell table:formula="of:=POWER([.D28];2)" office:value-type="float" office:value="0.00000751929589613182" calcext:value-type="float">
            <text:p>7.51929589613182E-06</text:p>
          </table:table-cell>
          <table:table-cell table:formula="of:=[.D28]/0.281709088" office:value-type="float" office:value="0.00973391904567971" calcext:value-type="float">
            <text:p>0.00973391904568</text:p>
          </table:table-cell>
          <table:table-cell table:formula="of:=[.C28]/197.4305942" office:value-type="float" office:value="0.00274213345702426" calcext:value-type="float">
            <text:p>0.002742133457024</text:p>
          </table:table-cell>
          <table:table-cell table:formula="of:=[.F28]/3.549761234" office:value-type="float" office:value="0.00274213345744135" calcext:value-type="float">
            <text:p>0.0027421334574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258408" calcext:value-type="float">
            <text:p>2.258408</text:p>
          </table:table-cell>
          <table:table-cell table:formula="of:=POWER([.B29];2)" office:value-type="float" office:value="5.100406694464" calcext:value-type="float">
            <text:p>5.100406694464</text:p>
          </table:table-cell>
          <table:table-cell table:formula="of:=[.C29]/197.4305942" office:value-type="float" office:value="0.0258339226254732" calcext:value-type="float">
            <text:p>0.025833922625473</text:p>
          </table:table-cell>
          <table:table-cell table:formula="of:=POWER([.D29];2)" office:value-type="float" office:value="0.000667391558218937" calcext:value-type="float">
            <text:p>0.000667391558219</text:p>
          </table:table-cell>
          <table:table-cell table:formula="of:=[.D29]/0.281709088" office:value-type="float" office:value="0.091704257072009" calcext:value-type="float">
            <text:p>0.091704257072009</text:p>
          </table:table-cell>
          <table:table-cell table:formula="of:=[.C29]/197.4305942" office:value-type="float" office:value="0.0258339226254732" calcext:value-type="float">
            <text:p>0.025833922625473</text:p>
          </table:table-cell>
          <table:table-cell table:formula="of:=[.F29]/3.549761234" office:value-type="float" office:value="0.0258339226294027" calcext:value-type="float">
            <text:p>0.02583392262940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.062777" calcext:value-type="float">
            <text:p>-4.062777</text:p>
          </table:table-cell>
          <table:table-cell table:formula="of:=POWER([.B30];2)" office:value-type="float" office:value="16.506156951729" calcext:value-type="float">
            <text:p>16.506156951729</text:p>
          </table:table-cell>
          <table:table-cell table:formula="of:=[.C30]/197.4305942" office:value-type="float" office:value="0.083604858804244" calcext:value-type="float">
            <text:p>0.083604858804244</text:p>
          </table:table-cell>
          <table:table-cell table:formula="of:=POWER([.D30];2)" office:value-type="float" office:value="0.00698977241567758" calcext:value-type="float">
            <text:p>0.006989772415678</text:p>
          </table:table-cell>
          <table:table-cell table:formula="of:=[.D30]/0.281709088" office:value-type="float" office:value="0.29677728680249" calcext:value-type="float">
            <text:p>0.29677728680249</text:p>
          </table:table-cell>
          <table:table-cell table:formula="of:=[.C30]/197.4305942" office:value-type="float" office:value="0.083604858804244" calcext:value-type="float">
            <text:p>0.083604858804244</text:p>
          </table:table-cell>
          <table:table-cell table:formula="of:=[.F30]/3.549761234" office:value-type="float" office:value="0.0836048588169608" calcext:value-type="float">
            <text:p>0.0836048588169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.470283" calcext:value-type="float">
            <text:p>-5.470283</text:p>
          </table:table-cell>
          <table:table-cell table:formula="of:=POWER([.B31];2)" office:value-type="float" office:value="29.923996100089" calcext:value-type="float">
            <text:p>29.923996100089</text:p>
          </table:table-cell>
          <table:table-cell table:formula="of:=[.C31]/197.4305942" office:value-type="float" office:value="0.151567168307135" calcext:value-type="float">
            <text:p>0.151567168307135</text:p>
          </table:table-cell>
          <table:table-cell table:formula="of:=POWER([.D31];2)" office:value-type="float" office:value="0.0229726065086433" calcext:value-type="float">
            <text:p>0.022972606508643</text:p>
          </table:table-cell>
          <table:table-cell table:formula="of:=[.D31]/0.281709088" office:value-type="float" office:value="0.538027258485657" calcext:value-type="float">
            <text:p>0.538027258485657</text:p>
          </table:table-cell>
          <table:table-cell table:formula="of:=[.C31]/197.4305942" office:value-type="float" office:value="0.151567168307135" calcext:value-type="float">
            <text:p>0.151567168307135</text:p>
          </table:table-cell>
          <table:table-cell table:formula="of:=[.F31]/3.549761234" office:value-type="float" office:value="0.151567168330189" calcext:value-type="float">
            <text:p>0.1515671683301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.787251" calcext:value-type="float">
            <text:p>-1.787251</text:p>
          </table:table-cell>
          <table:table-cell table:formula="of:=POWER([.B32];2)" office:value-type="float" office:value="3.194266137001" calcext:value-type="float">
            <text:p>3.194266137001</text:p>
          </table:table-cell>
          <table:table-cell table:formula="of:=[.C32]/197.4305942" office:value-type="float" office:value="0.0161791851457691" calcext:value-type="float">
            <text:p>0.016179185145769</text:p>
          </table:table-cell>
          <table:table-cell table:formula="of:=POWER([.D32];2)" office:value-type="float" office:value="0.000261766031981074" calcext:value-type="float">
            <text:p>0.000261766031981</text:p>
          </table:table-cell>
          <table:table-cell table:formula="of:=[.D32]/0.281709088" office:value-type="float" office:value="0.0574322442368954" calcext:value-type="float">
            <text:p>0.057432244236895</text:p>
          </table:table-cell>
          <table:table-cell table:formula="of:=[.C32]/197.4305942" office:value-type="float" office:value="0.0161791851457691" calcext:value-type="float">
            <text:p>0.016179185145769</text:p>
          </table:table-cell>
          <table:table-cell table:formula="of:=[.F32]/3.549761234" office:value-type="float" office:value="0.01617918514823" calcext:value-type="float">
            <text:p>0.01617918514823</text:p>
          </table:table-cell>
          <table:table-cell/>
        </table:table-row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IMG^2</text:p>
          </table:table-cell>
          <table:table-cell table:style-name="ce3" office:value-type="string" calcext:value-type="string">
            <text:p>IMG^2 SUM</text:p>
          </table:table-cell>
          <table:table-cell table:style-name="ce3" office:value-type="string" calcext:value-type="string">
            <text:p>IMG^2 SUM^2</text:p>
          </table:table-cell>
          <table:table-cell table:style-name="ce1" office:value-type="string" calcext:value-type="string">
            <text:p>IMG^2 SUM</text:p>
          </table:table-cell>
          <table:table-cell table:style-name="ce1" office:value-type="string" calcext:value-type="string">
            <text:p>Pwr Dst</text:p>
          </table:table-cell>
          <table:table-cell table:style-name="ce8" office:value-type="string" calcext:value-type="string">
            <text:p>2 CLT</text:p>
          </table:table-cell>
          <table:table-cell/>
        </table:table-row>
        <table:table-row table:style-name="ro1">
          <table:table-cell/>
          <table:table-cell table:formula="of:=SUM([.B1:.B32])" office:value-type="float" office:value="-14.587453" calcext:value-type="float">
            <text:p>-14.587453</text:p>
          </table:table-cell>
          <table:table-cell table:style-name="ce2" table:formula="of:=SUM([.C1:.C32])" office:value-type="float" office:value="197.430594184791" calcext:value-type="float">
            <text:p>197.430594184791</text:p>
          </table:table-cell>
          <table:table-cell table:formula="of:=SUM([.D1:.D32])" office:value-type="float" office:value="0.999999999922965" calcext:value-type="float">
            <text:p>0.999999999922965</text:p>
          </table:table-cell>
          <table:table-cell table:formula="of:=SUM([.E1:.E32])" office:value-type="float" office:value="0.0793600103099952" calcext:value-type="float">
            <text:p>0.079360010309995</text:p>
          </table:table-cell>
          <table:table-cell table:formula="of:=SUM([.F1:.F32])" office:value-type="float" office:value="3.54976123426648" calcext:value-type="float">
            <text:p>3.54976123426648</text:p>
          </table:table-cell>
          <table:table-cell table:style-name="ce4" table:formula="of:=SUM([.G1:.G32])" office:value-type="float" office:value="0.999999999922965" calcext:value-type="float">
            <text:p>0.999999999922965</text:p>
          </table:table-cell>
          <table:table-cell table:style-name="ce9" table:formula="of:=SUM([.H1:.H32])" office:value-type="float" office:value="1.00000000007507" calcext:value-type="float">
            <text:p>1.00000000007507</text:p>
          </table:table-cell>
          <table:table-cell table:style-name="ce10"/>
        </table:table-row>
        <table:table-row table:style-name="ro1">
          <table:table-cell table:number-columns-repeated="3"/>
          <table:table-cell table:formula="of:=SQRT([.D34])" office:value-type="float" office:value="0.999999999961483" calcext:value-type="float">
            <text:p>0.999999999961483</text:p>
          </table:table-cell>
          <table:table-cell table:number-columns-repeated="2"/>
          <table:table-cell table:style-name="ce5" table:formula="of:=SUM([.G1:.G32])" office:value-type="float" office:value="0.999999999922965" calcext:value-type="float">
            <text:p>0.999999999922965</text:p>
          </table:table-cell>
          <table:table-cell table:style-name="ce9"/>
          <table:table-cell table:style-name="ce11" office:value-type="string" calcext:value-type="string">
            <text:p>6-sigma err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</text:p>
          </table:table-cell>
          <table:table-cell table:number-columns-repeated="2"/>
          <table:table-cell table:style-name="ce6" table:formula="of:=SUM([.G1:.G32])" office:value-type="float" office:value="0.999999999922965" calcext:value-type="float">
            <text:p>0.999999999922965</text:p>
          </table:table-cell>
          <table:table-cell table:style-name="ce9"/>
          <table:table-cell table:style-name="ce6" office:value-type="string" calcext:value-type="string">
            <text:p>3-sigma error</text:p>
          </table:table-cell>
        </table:table-row>
        <table:table-row table:style-name="ro1">
          <table:table-cell table:number-columns-repeated="3"/>
          <table:table-cell table:formula="of:=SQRT([.E34])" office:value-type="float" office:value="0.281709088085555" calcext:value-type="float">
            <text:p>0.281709088085555</text:p>
          </table:table-cell>
          <table:table-cell table:number-columns-repeated="2"/>
          <table:table-cell table:style-name="ce7" table:formula="of:=SUM([.G1:.G32])" office:value-type="float" office:value="0.999999999922965" calcext:value-type="float">
            <text:p>0.999999999922965</text:p>
          </table:table-cell>
          <table:table-cell table:style-name="ce9"/>
          <table:table-cell table:style-name="ce7"/>
        </table:table-row>
        <calcext:conditional-formats>
          <calcext:conditional-format calcext:target-range-address="sendloc1_trans1_laketrial_aug13_2018_main_lobe_ang.I34:sendloc1_trans1_laketrial_aug13_2018_main_lobe_ang.I34">
            <calcext:condition calcext:apply-style-name="Bad" calcext:value="&gt;1" calcext:base-cell-address="sendloc1_trans1_laketrial_aug13_2018_main_lobe_ang.I34"/>
          </calcext:conditional-format>
          <calcext:conditional-format calcext:target-range-address="sendloc1_trans1_laketrial_aug13_2018_main_lobe_ang.I35:sendloc1_trans1_laketrial_aug13_2018_main_lobe_ang.I35">
            <calcext:condition calcext:apply-style-name="Bad" calcext:value="&gt;1.001" calcext:base-cell-address="sendloc1_trans1_laketrial_aug13_2018_main_lobe_ang.I35"/>
          </calcext:conditional-format>
          <calcext:conditional-format calcext:target-range-address="sendloc1_trans1_laketrial_aug13_2018_main_lobe_ang.I36:sendloc1_trans1_laketrial_aug13_2018_main_lobe_ang.I36 sendloc1_trans1_laketrial_aug13_2018_main_lobe_ang.G36:sendloc1_trans1_laketrial_aug13_2018_main_lobe_ang.G36">
            <calcext:condition calcext:apply-style-name="Good" calcext:value="&lt;1.005" calcext:base-cell-address="sendloc1_trans1_laketrial_aug13_2018_main_lobe_ang.G36"/>
          </calcext:conditional-format>
          <calcext:conditional-format calcext:target-range-address="sendloc1_trans1_laketrial_aug13_2018_main_lobe_ang.I37:sendloc1_trans1_laketrial_aug13_2018_main_lobe_ang.I37 sendloc1_trans1_laketrial_aug13_2018_main_lobe_ang.G37:sendloc1_trans1_laketrial_aug13_2018_main_lobe_ang.G37">
            <calcext:condition calcext:apply-style-name="Good" calcext:value="&lt;1.01" calcext:base-cell-address="sendloc1_trans1_laketrial_aug13_2018_main_lobe_ang.G37"/>
          </calcext:conditional-format>
          <calcext:conditional-format calcext:target-range-address="sendloc1_trans1_laketrial_aug13_2018_main_lobe_ang.G35:sendloc1_trans1_laketrial_aug13_2018_main_lobe_ang.G35">
            <calcext:condition calcext:apply-style-name="Bad" calcext:value="&gt;1.001" calcext:base-cell-address="sendloc1_trans1_laketrial_aug13_2018_main_lobe_ang.G35"/>
            <calcext:condition calcext:apply-style-name="Bad" calcext:value="&lt;0.999" calcext:base-cell-address="sendloc1_trans1_laketrial_aug13_2018_main_lobe_ang.G35"/>
            <calcext:condition calcext:apply-style-name="Good" calcext:value="between(0.999,1.001)" calcext:base-cell-address="sendloc1_trans1_laketrial_aug13_2018_main_lobe_ang.G35"/>
          </calcext:conditional-format>
          <calcext:conditional-format calcext:target-range-address="sendloc1_trans1_laketrial_aug13_2018_main_lobe_ang.G34:sendloc1_trans1_laketrial_aug13_2018_main_lobe_ang.G34">
            <calcext:condition calcext:apply-style-name="Good" calcext:value="=1" calcext:base-cell-address="sendloc1_trans1_laketrial_aug13_2018_main_lobe_ang.G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4:27:26.609154644</dc:date>
    <meta:editing-duration>PT36S</meta:editing-duration>
    <meta:editing-cycles>1</meta:editing-cycles>
    <meta:document-statistic meta:table-count="1" meta:cell-count="279" meta:object-count="2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27cm" style:legend-expansion="high" chart:style-name="ch2"/>
        <chart:plot-area chart:style-name="ch3" table:cell-range-address="sendloc1_trans1_laketrial_aug13_2018_main_lobe_ang.G1:sendloc1_trans1_laketrial_aug13_2018_main_lobe_ang.G32" svg:x="0.32cm" svg:y="0.18cm" svg:width="12.481cm" svg:height="8.64cm">
          <chartooo:coordinate-region svg:x="1.232cm" svg:y="0.353cm" svg:width="11.382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1_trans1_laketrial_aug13_2018_main_lobe_ang.G1:sendloc1_trans1_laketrial_aug13_2018_main_lobe_ang.G3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60792790966538">
                <text:p>0.00660792790966538</text:p>
                <draw:g>
                  <svg:desc>sendloc1_trans1_laketrial_aug13_2018_main_lobe_ang.G1:sendloc1_trans1_laketrial_aug13_2018_main_lobe_ang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9584198463401">
                <text:p>0.0139584198463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2235802720438">
                <text:p>0.0482235802720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34628109649381">
                <text:p>0.00834628109649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9003655161465">
                <text:p>0.00279003655161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8583287712356">
                <text:p>0.0078583287712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4066800737512">
                <text:p>0.00074066800737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1905874852298">
                <text:p>0.0591905874852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6430204259396">
                <text:p>0.0596430204259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7339635901729">
                <text:p>0.0477339635901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4849732559332">
                <text:p>0.00744849732559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674951362731">
                <text:p>0.0622674951362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6098591247415">
                <text:p>0.0986098591247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70535599314931">
                <text:p>0.000770535599314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3786954299913">
                <text:p>0.0103786954299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90042887205169">
                <text:p>0.00190042887205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40825174543288">
                <text:p>0.00540825174543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426833536223">
                <text:p>0.075426833536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55320165670656">
                <text:p>0.00255320165670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96579511598816">
                <text:p>0.00296579511598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459407730689">
                <text:p>0.0255459407730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2277794759785">
                <text:p>0.01622777947597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6264208990766">
                <text:p>0.0306264208990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50650274768813">
                <text:p>0.000450650274768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9566669792255">
                <text:p>0.00139566669792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8720492690489">
                <text:p>0.00028720492690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2716661037173">
                <text:p>0.122716661037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4213345702426">
                <text:p>0.00274213345702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8339226254732">
                <text:p>0.0258339226254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3604858804244">
                <text:p>0.083604858804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1567168307135">
                <text:p>0.151567168307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1791851457691">
                <text:p>0.0161791851457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27cm" style:legend-expansion="high" chart:style-name="ch2"/>
        <chart:plot-area chart:style-name="ch3" table:cell-range-address="sendloc1_trans1_laketrial_aug13_2018_main_lobe_ang.H1:sendloc1_trans1_laketrial_aug13_2018_main_lobe_ang.H32" svg:x="0.32cm" svg:y="0.18cm" svg:width="12.508cm" svg:height="8.64cm">
          <chartooo:coordinate-region svg:x="1.232cm" svg:y="0.353cm" svg:width="11.41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1_trans1_laketrial_aug13_2018_main_lobe_ang.H1:sendloc1_trans1_laketrial_aug13_2018_main_lobe_ang.H3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60792791067048">
                <text:p>0.00660792791067048</text:p>
                <draw:g>
                  <svg:desc>sendloc1_trans1_laketrial_aug13_2018_main_lobe_ang.H1:sendloc1_trans1_laketrial_aug13_2018_main_lobe_ang.H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9584198484633">
                <text:p>0.0139584198484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2235802793788">
                <text:p>0.0482235802793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34628109776332">
                <text:p>0.00834628109776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9003655203903">
                <text:p>0.00279003655203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85832877243089">
                <text:p>0.00785832877243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4066800748778">
                <text:p>0.00074066800748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190587494233">
                <text:p>0.059190587494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6430204350117">
                <text:p>0.0596430204350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7339635974335">
                <text:p>0.0477339635974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4849732672628">
                <text:p>0.00744849732672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674951457443">
                <text:p>0.0622674951457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6098591397406">
                <text:p>0.0986098591397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70535599432134">
                <text:p>0.000770535599432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3786954315699">
                <text:p>0.0103786954315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90042887234075">
                <text:p>0.00190042887234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4082517462555">
                <text:p>0.0054082517462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4268335476958">
                <text:p>0.0754268335476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55320165709491">
                <text:p>0.00255320165709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96579511643927">
                <text:p>0.00296579511643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459407769546">
                <text:p>0.0255459407769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2277794784468">
                <text:p>0.0162277794784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6264209037351">
                <text:p>0.0306264209037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50650274837359">
                <text:p>0.000450650274837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9566669813483">
                <text:p>0.00139566669813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87204926948575">
                <text:p>0.000287204926948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2716661055839">
                <text:p>0.122716661055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4213345744135">
                <text:p>0.00274213345744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8339226294027">
                <text:p>0.0258339226294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36048588169608">
                <text:p>0.0836048588169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1567168330189">
                <text:p>0.1515671683301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17918514823">
                <text:p>0.01617918514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